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84a" officeooo:paragraph-rsid="00178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ing console:</text:p>
      <text:p text:style-name="P1"/>
      <text:p text:style-name="P1">another way to divert idiotception is by making a better game console on the computer, It should be compatible with any os, even haiku, puredarwin and reactos, and include every game and every game console ever creat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1:50:19.099541634</meta:creation-date>
    <dc:date>2018-02-05T21:51:47.507684543</dc:date>
    <meta:editing-duration>PT1M29S</meta:editing-duration>
    <meta:editing-cycles>1</meta:editing-cycles>
    <meta:document-statistic meta:table-count="0" meta:image-count="0" meta:object-count="0" meta:page-count="1" meta:paragraph-count="2" meta:word-count="39" meta:character-count="235" meta:non-whitespace-character-count="197"/>
    <meta:generator>LibreOffice/5.4.2.2$Linux_X86_64 LibreOffice_project/40m0$Build-2</meta:generator>
  </office:meta>
</office:document-meta>
</file>